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340000083411CDAE174AEB3D4F.png" manifest:media-type="image/png"/>
  <manifest:file-entry manifest:full-path="Pictures/100002010000032000000320948011B8814B14BE.png" manifest:media-type="image/png"/>
  <manifest:file-entry manifest:full-path="Pictures/10000201000007D0000007D0BED3A6A9ABE553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text-position="sub 58%"/>
    </style:style>
    <style:style style:name="P2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3cm" svg:stroke-color="#000000" draw:marker-start-width="0.801cm" draw:marker-end-width="0.801cm" draw:fill-color="#000000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2" text:anchor-type="paragraph" svg:x="12.291cm" svg:y="10.791cm" svg:width="4.503cm" svg:height="4.503cm" draw:z-index="0"><draw:image xlink:href="Pictures/100002010000032000000320948011B8814B14BE.png" xlink:type="simple" xlink:show="embed" xlink:actuate="onLoad" loext:mime-type="image/x-vclgraphic"/></draw:frame><draw:frame draw:style-name="fr1" draw:name="Bild3" text:anchor-type="paragraph" svg:x="0.337cm" svg:y="10.128cm" svg:width="5.129cm" svg:height="5.129cm" draw:z-index="1"><draw:image xlink:href="Pictures/10000201000007D0000007D0BED3A6A9ABE553DD.png" xlink:type="simple" xlink:show="embed" xlink:actuate="onLoad" loext:mime-type="image/x-vclgraphic"/></draw:frame><draw:frame draw:style-name="fr1" draw:name="Bild4" text:anchor-type="paragraph" svg:x="5.678cm" svg:y="3.08cm" svg:width="6.235cm" svg:height="6.235cm" draw:z-index="2"><draw:image xlink:href="Pictures/10000201000008340000083411CDAE174AEB3D4F.png" xlink:type="simple" xlink:show="embed" xlink:actuate="onLoad" loext:mime-type="image/x-vclgraphic"/></draw:frame><draw:frame text:anchor-type="paragraph" draw:z-index="3" draw:name="Form1" draw:style-name="gr1" draw:text-style-name="P2" svg:width="4.931cm" svg:height="1.786cm" svg:x="6.616cm" svg:y="1.058cm"><draw:text-box><text:p><text:span text:style-name="T1">Server</text:span></text:p></draw:text-box></draw:frame><draw:frame text:anchor-type="paragraph" draw:z-index="4" draw:name="Form1" draw:style-name="gr1" draw:text-style-name="P2" svg:width="4.931cm" svg:height="1.786cm" svg:x="12.508cm" svg:y="15.034cm"><draw:text-box><text:p><text:span text:style-name="T1">Client</text:span></text:p></draw:text-box></draw:frame><draw:frame text:anchor-type="paragraph" draw:z-index="5" draw:name="Form1" draw:style-name="gr1" draw:text-style-name="P2" svg:width="4.931cm" svg:height="1.786cm" svg:x="0.702cm" svg:y="14.889cm"><draw:text-box><text:p><text:span text:style-name="T1">Client</text:span></text:p></draw:text-box></draw:frame><draw:line text:anchor-type="paragraph" draw:z-index="6" draw:name="Form2" draw:style-name="gr2" draw:text-style-name="P3" svg:x1="10.391cm" svg:y1="8.347cm" svg:x2="13.037cm" svg:y2="11.185cm"><text:p/></draw:line><draw:line text:anchor-type="paragraph" draw:z-index="7" draw:name="Form2" draw:style-name="gr2" draw:text-style-name="P3" svg:x1="7.169cm" svg:y1="8.444cm" svg:x2="4.618cm" svg:y2="11.6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4:18:33.159386051</meta:creation-date>
    <dc:date>2018-06-11T14:28:22.746755886</dc:date>
    <meta:editing-duration>PT9M50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0.4.2$Linux_X86_64 LibreOffice_project/00m0$Build-2</meta:generator>
  </office:meta>
</office:document-meta>
</file>